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officeooo:paragraph-rsid="00104b92"/>
    </style:style>
    <style:style style:name="P2" style:family="paragraph" style:parent-style-name="Standard">
      <style:text-properties officeooo:paragraph-rsid="0011a013"/>
    </style:style>
    <style:style style:name="T1" style:family="text">
      <style:text-properties officeooo:rsid="0011a0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rix Class User Guide</text:h>
      <text:h text:style-name="Heading_20_2" text:outline-level="2">Introduction</text:h>
      <text:p text:style-name="Standard"><text:line-break/>The Matrix class is a flexible, templated two-dimensional container designed to perform mathematical operations, manage matrix data, and enable efficient traversal and manipulation. The Matrix class can handle elements of any type, though certain operations (like arithmetic) are restricted to numeric types.<text:line-break/>This guide will introduce key features and provide detailed examples for each available method and operation.<text:line-break/></text:p>
      <text:h text:style-name="Heading_20_2" text:outline-level="2">1. Creating a Matrix</text:h>
      <text:p text:style-name="Standard"><text:line-break/>To create a matrix, specify the number of rows and columns. The matrix can store elements of any type, from integers to custom objects, though certain operations like arithmetic are restricted to numeric types.<text:line-break/></text:p>
      <text:p text:style-name="Standard">Example: Creating a Matrix</text:p>
      <text:p text:style-name="P2"><text:line-break/>// Create a 3x3 matrix of integers<text:line-break/>Matrix&lt;int&gt; mat(3, 3);<text:line-break/><text:line-break/>// Create a 4x4 matrix of doubles<text:line-break/>Matrix&lt;double&gt; matDouble(4, 4);<text:line-break/><text:line-break/>// Create a 2x5 matrix of strings<text:line-break/>Matrix&lt;std::string&gt; matStr(2, 5);</text:p>
      <text:p text:style-name="P2"/>
      <text:p text:style-name="P2"><text:span text:style-name="T1">A complete copy of a matrix can also be created by:</text:span></text:p>
      <text:p text:style-name="P2"><text:span text:style-name="T1">//Matrix&lt;int&gt;newMat(mat) </text:span><text:line-break/></text:p>
      <text:h text:style-name="Heading_20_2" text:outline-level="2">2. Accessing and Modifying Elements</text:h>
      <text:p text:style-name="Standard"><text:line-break/>Matrix elements can be accessed and modified using the [] operator. The first index accesses the row, and the second index accesses the element within that row.<text:line-break/></text:p>
      <text:p text:style-name="Standard"><text:soft-page-break/>Example: Accessing and Modifying Elements</text:p>
      <text:p text:style-name="Standard"><text:line-break/>// Access element at row 0, column 1<text:line-break/>int value = mat[0][1];<text:line-break/><text:line-break/>// Modify element at row 2, column 2<text:line-break/>mat[2][2] = 42;<text:line-break/><text:line-break/>// Access and modify elements in a string matrix<text:line-break/>matStr[0][1] = "Hello, Matrix!";<text:line-break/></text:p>
      <text:h text:style-name="Heading_20_2" text:outline-level="2">3. Filling a Matrix</text:h>
      <text:p text:style-name="Standard">The fill method sets all the elements in the matrix to a specific value.</text:p>
      <text:p text:style-name="Standard">Example: Filling a Matrix</text:p>
      <text:p text:style-name="Standard"><text:line-break/>// Fill a matrix with the value 5<text:line-break/>mat.fill(5);<text:line-break/><text:line-break/>// Fill a matrix of doubles with 0.5<text:line-break/>matDouble.fill(0.5);<text:line-break/><text:line-break/>// Fill a matrix of strings with "Default"<text:line-break/>matStr.fill("Default");<text:line-break/></text:p>
      <text:h text:style-name="Heading_20_2" text:outline-level="2">4. Arithmetic Operations on Matrices</text:h>
      <text:p text:style-name="Standard">The Matrix class supports element-wise arithmetic operations between two matrices of the same dimensions, or between a matrix and a scalar.</text:p>
      <text:p text:style-name="Standard">Example: Matrix Addition</text:p>
      <text:p text:style-name="Standard"><text:line-break/>// Element-wise addition<text:line-break/>Matrix&lt;int&gt; mat1(2, 2);<text:line-break/>Matrix&lt;int&gt; mat2(2, 2);<text:line-break/>mat1.fill(3);<text:line-break/>mat2.fill(2);<text:line-break/>Matrix&lt;int&gt; resultAdd = mat1 + mat2;<text:line-break/></text:p>
      <text:p text:style-name="Standard">Other Arithmetic Operations</text:p>
      <text:p text:style-name="Standard"><text:soft-page-break/><text:line-break/>// Subtraction<text:line-break/>Matrix&lt;int&gt; resultSub = mat1 - mat2;<text:line-break/><text:line-break/>// Multiplication<text:line-break/>Matrix&lt;int&gt; resultMul = mat1 * mat2;<text:line-break/><text:line-break/>// Division<text:line-break/>Matrix&lt;int&gt; resultDiv = mat1 / mat2;<text:line-break/><text:line-break/>// Modulus (integral types only)<text:line-break/>Matrix&lt;int&gt; resultMod = mat1 % mat2;<text:line-break/><text:line-break/>// Scalar operations<text:line-break/>Matrix&lt;int&gt; resultScalarAdd = mat1 + 10;<text:line-break/>Matrix&lt;int&gt; resultScalarSub = mat1 - 2;<text:line-break/>Matrix&lt;int&gt; resultScalarMul = mat1 * 2;<text:line-break/>Matrix&lt;int&gt; resultScalarDiv = mat1 / 2;<text:line-break/>Matrix&lt;int&gt; resultScalarMod = mat1 % 2;<text:line-break/></text:p>
      <text:h text:style-name="Heading_20_2" text:outline-level="2">5. Serialising a Matrix</text:h>
      <text:p text:style-name="Standard">Matrices can be serialised to and deserialised from a byte stream, making it easy to save and restore matrix data.</text:p>
      <text:p text:style-name="Standard">Example: Serialising and Deserialising a Matrix</text:p>
      <text:p text:style-name="Standard"><text:line-break/>// Serialise the matrix to a byte stream<text:line-break/>std::vector&lt;char&gt; byteStream = mat.toByteStream();<text:line-break/><text:line-break/>// Re-initialise the matrix from a byte stream<text:line-break/>mat.initFromByteStream(byteStream.data(), byteStream.size());<text:line-break/></text:p>
      <text:h text:style-name="Heading_20_2" text:outline-level="2">6. Copying and Pasting a Matrix</text:h>
      <text:p text:style-name="Standard">The copy method allows you to copy a sub-matrix, while paste lets you insert the sub-matrix into another location.</text:p>
      <text:p text:style-name="Standard">Example: Copying and Pasting a Sub-matrix</text:p>
      <text:p text:style-name="Standard"><text:line-break/>// Copy a 2x2 sub-matrix starting from row 0, column 0<text:line-break/>Matrix&lt;int&gt; subMat = mat.copy(0, 0, 2, 2);<text:line-break/><text:line-break/>// Paste the sub-matrix at position (1, 1)<text:line-break/><text:soft-page-break/>mat.paste(subMat, 1, 1);<text:line-break/></text:p>
      <text:h text:style-name="Heading_20_2" text:outline-level="2">7. Traversing a Matrix</text:h>
      <text:p text:style-name="Standard">The Matrix class supports several types of matrix traversal, including row-wise, column-wise, diagonal, and anti-diagonal traversal, using iterators.</text:p>
      <text:p text:style-name="Standard">Example: Row-wise Traversal</text:p>
      <text:p text:style-name="Standard"><text:line-break/>// Row-wise traversal<text:line-break/>for (auto it = mat.begin(TraversalType::Row); it != mat.end(TraversalType::Row); ++it) {<text:line-break/> <text:s text:c="3"/>auto [row, col, value] = *it;<text:line-break/> <text:s text:c="3"/>std::cout &lt;&lt; "Value at (" &lt;&lt; row &lt;&lt; ", " &lt;&lt; col &lt;&lt; ") is " &lt;&lt; value &lt;&lt; std::endl;<text:line-break/>}<text:line-break/></text:p>
      <text:p text:style-name="Standard">Other Traversals</text:p>
      <text:p text:style-name="Standard"><text:line-break/>// Column-wise traversal<text:line-break/>for (auto it = mat.begin(TraversalType::Column); it != mat.end(TraversalType::Column); ++it) {<text:line-break/> <text:s text:c="3"/>auto [row, col, value] = *it;<text:line-break/> <text:s text:c="3"/>std::cout &lt;&lt; "Value at (" &lt;&lt; row &lt;&lt; ", " &lt;&lt; col &lt;&lt; ") is " &lt;&lt; value &lt;&lt; std::endl;<text:line-break/><text:line-break/>// Diagonal traversal<text:line-break/>for (auto it = mat.begin(TraversalType::Diagonal); it != mat.end(TraversalType::Diagonal); ++it) {<text:line-break/> <text:s text:c="3"/>auto [row, col, value] = *it;<text:line-break/> <text:s text:c="3"/>std::cout &lt;&lt; "Diagonal value at (" &lt;&lt; row &lt;&lt; ", " &lt;&lt; col &lt;&lt; ") is " &lt;&lt; value &lt;&lt; std::endl;<text:line-break/><text:line-break/>// Anti-diagonal traversal<text:line-break/>for (auto it = mat.begin(TraversalType::AntiDiagonal); it != mat.end(TraversalType::AntiDiagonal); ++it) {<text:line-break/> <text:s text:c="3"/>auto [row, col, value] = *it;<text:line-break/> <text:s text:c="3"/>std::cout &lt;&lt; "Anti-diagonal value at (" &lt;&lt; row &lt;&lt; ", " &lt;&lt; col &lt;&lt; ") is " &lt;&lt; value &lt;&lt; std::endl;<text:line-break/>}<text:line-break/></text:p>
      <text:h text:style-name="Heading_20_2" text:outline-level="2">8. Conditional Operations on Matrices</text:h>
      <text:p text:style-name="Standard">The where method allows you to apply a condition to each element of the matrix and set its value based on whether the condition is true or false.</text:p>
      <text:p text:style-name="Standard">Example: Applying Conditional Logic</text:p>
      <text:p text:style-name="Standard"><text:soft-page-break/><text:line-break/>// Set elements to 10 if greater than 2, otherwise set to 0<text:line-break/>Matrix&lt;int&gt; result = mat.where([](int x) { return x &gt; 2; }, 10, 0);<text:line-break/></text:p>
      <text:h text:style-name="Heading_20_2" text:outline-level="2">9. Printing a Matrix</text:h>
      <text:p text:style-name="Standard">You can convert a matrix into a human-readable string format using the toString method, which is useful for debugging or displaying matrix data.</text:p>
      <text:p text:style-name="Standard">Example: Printing a Matrix</text:p>
      <text:p text:style-name="Standard"><text:line-break/>// Print the matrix<text:line-break/>std::cout &lt;&lt; mat.toString() &lt;&lt; std::endl;<text:line-break/></text:p>
      <text:h text:style-name="Heading_20_2" text:outline-level="2">Conclusion</text:h>
      <text:p text:style-name="Standard"><text:line-break/>The Matrix class offers a rich set of tools for matrix manipulation, supporting everything from arithmetic operations and custom traversals to serialisation and conditional logic. By leveraging the methods in this guide, you can efficiently manage matrix data in your applications.<text:line-break/></text:p>
      <text:p text:style-name="Standard"><text:line-break/>- **Boolean type** (bool):<text:line-break/> <text:s text:c="3"/>- Supported operations: Treated as integral type, so all arithmetic operations are supported, including scalar operations.<text:line-break/>- **std::string** and **void***:<text:line-break/> <text:s text:c="3"/>- Supported operations: No arithmetic operations are supported.<text:line-break/> <text:s text:c="3"/>- These types are used for storage and manipulation of string or pointer data but do not participate in mathematical operations.<text:line-break/><text:line-break/>Note: For integral types, both scalar and element-wise arithmetic are supported. For floating-point types, modulus operations are not available.<text:line-break/></text:p>
      <text:h text:style-name="Heading_20_2" text:outline-level="2">Conclusion</text:h>
      <text:p text:style-name="P1"><text:line-break/>The Matrix class offers a rich set of tools for matrix manipulation, supporting everything from arithmetic operations and custom traversals to serialisation and conditional logic. By leveraging the methods in this guide, you can efficiently manage matrix data in your applications.</text:p>
      <text:p text:style-name="P1"/>
      <text:p text:style-name="P1">Here's the revised version of the combined example using the names **Johan, Karin, Roger, Amanda, Peter, Ruuth, Yasmine, Sandra, Emelie**:</text:p>
      <text:p text:style-name="P1"><text:soft-page-break/></text:p>
      <text:p text:style-name="P1">---</text:p>
      <text:p text:style-name="P1"/>
      <text:p text:style-name="P1">### Practical Use of the Matrix Class: Managing Text and Numeric Data</text:p>
      <text:p text:style-name="P1"/>
      <text:p text:style-name="P1">The `Matrix` class is versatile in handling both text and numeric data. In the following examples, we’ll demonstrate how you can use the class to manage a grid of names and their corresponding scores across multiple subjects, as well as how the `where` method can be used to efficiently search and manipulate matrix data.</text:p>
      <text:p text:style-name="P1"/>
      <text:p text:style-name="P1">---</text:p>
      <text:p text:style-name="P1"/>
      <text:p text:style-name="P1">#### Example 1: Managing a Grid of Names and Scores</text:p>
      <text:p text:style-name="P1"/>
      <text:p text:style-name="P1">This example shows how to use the `Matrix` class to store a grid of names and their corresponding scores. We use the `where` method to search for specific entries (like finding a person’s scores) and apply conditional transformations (like marking high scores).</text:p>
      <text:p text:style-name="P1"/>
      <text:p text:style-name="P1">```cpp</text:p>
      <text:p text:style-name="P1">#include "matrix.hpp"</text:p>
      <text:p text:style-name="P1">#include &lt;iostream&gt;</text:p>
      <text:p text:style-name="P1">#include &lt;string&gt;</text:p>
      <text:p text:style-name="P1"/>
      <text:p text:style-name="P1">int main() {</text:p>
      <text:p text:style-name="P1"><text:s text:c="4"/>// Create a 1x9 matrix of names (flattened name matrix)</text:p>
      <text:p text:style-name="P1"><text:s text:c="4"/>Matrix&lt;std::string&gt; nameMatrix(1, 9);</text:p>
      <text:p text:style-name="P1"><text:s text:c="4"/></text:p>
      <text:p text:style-name="P1"><text:s text:c="4"/>// Fill the matrix with some names</text:p>
      <text:p text:style-name="P1"><text:soft-page-break/><text:s text:c="4"/>nameMatrix[0][0] = "Johan";</text:p>
      <text:p text:style-name="P1"><text:s text:c="4"/>nameMatrix[0][1] = "Karin";</text:p>
      <text:p text:style-name="P1"><text:s text:c="4"/>nameMatrix[0][2] = "Roger";</text:p>
      <text:p text:style-name="P1"><text:s text:c="4"/>nameMatrix[0][3] = "Amanda";</text:p>
      <text:p text:style-name="P1"><text:s text:c="4"/>nameMatrix[0][4] = "Peter";</text:p>
      <text:p text:style-name="P1"><text:s text:c="4"/>nameMatrix[0][5] = "Ruuth";</text:p>
      <text:p text:style-name="P1"><text:s text:c="4"/>nameMatrix[0][6] = "Yasmine";</text:p>
      <text:p text:style-name="P1"><text:s text:c="4"/>nameMatrix[0][7] = "Sandra";</text:p>
      <text:p text:style-name="P1"><text:s text:c="4"/>nameMatrix[0][8] = "Emelie";</text:p>
      <text:p text:style-name="P1"><text:s text:c="4"/></text:p>
      <text:p text:style-name="P1"><text:s text:c="4"/>// Print the name matrix</text:p>
      <text:p text:style-name="P1"><text:s text:c="4"/>std::cout &lt;&lt; "Name Matrix (Flattened):\n";</text:p>
      <text:p text:style-name="P1"><text:s text:c="4"/>std::cout &lt;&lt; nameMatrix.toString() &lt;&lt; std::endl;</text:p>
      <text:p text:style-name="P1"/>
      <text:p text:style-name="P1"><text:s text:c="4"/>// Create a 9x3 matrix of scores where each row corresponds to a person, and each column is a subject (Math, Science, History)</text:p>
      <text:p text:style-name="P1"><text:s text:c="4"/>Matrix&lt;int&gt; scoreMatrix(9, 3);</text:p>
      <text:p text:style-name="P1"><text:s text:c="4"/></text:p>
      <text:p text:style-name="P1"><text:s text:c="4"/>// Fill the score matrix with scores for each person (Math, Science, History)</text:p>
      <text:p text:style-name="P1"><text:s text:c="4"/>scoreMatrix[0][0] = 85; scoreMatrix[0][1] = 90; scoreMatrix[0][2] = 80; <text:s/>// Johan</text:p>
      <text:p text:style-name="P1"><text:s text:c="4"/>scoreMatrix[1][0] = 88; scoreMatrix[1][1] = 92; scoreMatrix[1][2] = 85; <text:s/>// Karin</text:p>
      <text:p text:style-name="P1"><text:s text:c="4"/>scoreMatrix[2][0] = 75; scoreMatrix[2][1] = 85; scoreMatrix[2][2] = 70; <text:s/>// Roger</text:p>
      <text:p text:style-name="P1"><text:s text:c="4"/>scoreMatrix[3][0] = 80; scoreMatrix[3][1] = 88; scoreMatrix[3][2] = 90; <text:s/>// Amanda</text:p>
      <text:p text:style-name="P1"><text:s text:c="4"/>scoreMatrix[4][0] = 92; scoreMatrix[4][1] = 95; scoreMatrix[4][2] = 93; <text:s/>// Peter</text:p>
      <text:p text:style-name="P1"><text:s text:c="4"/>scoreMatrix[5][0] = 80; scoreMatrix[5][1] = 78; scoreMatrix[5][2] = 85; <text:s/>// Ruuth</text:p>
      <text:p text:style-name="P1"><text:s text:c="4"/>scoreMatrix[6][0] = 70; scoreMatrix[6][1] = 72; scoreMatrix[6][2] = 75; <text:s/>// Yasmine</text:p>
      <text:p text:style-name="P1"><text:s text:c="4"/>scoreMatrix[7][0] = 85; scoreMatrix[7][1] = 88; scoreMatrix[7][2] = 90; <text:s/>// Sandra</text:p>
      <text:p text:style-name="P1"><text:soft-page-break/><text:s text:c="4"/>scoreMatrix[8][0] = 95; scoreMatrix[8][1] = 93; scoreMatrix[8][2] = 92; <text:s/>// Emelie</text:p>
      <text:p text:style-name="P1"/>
      <text:p text:style-name="P1"><text:s text:c="4"/>// Print the score matrix</text:p>
      <text:p text:style-name="P1"><text:s text:c="4"/>std::cout &lt;&lt; "Score Matrix (Each row corresponds to a person, and columns represent subjects):\n";</text:p>
      <text:p text:style-name="P1"><text:s text:c="4"/>std::cout &lt;&lt; scoreMatrix.toString() &lt;&lt; std::endl;</text:p>
      <text:p text:style-name="P1"/>
      <text:p text:style-name="P1"><text:s text:c="4"/>// Use the 'where' method to find Peter's scores</text:p>
      <text:p text:style-name="P1"><text:s text:c="4"/>std::cout &lt;&lt; "Searching for Peter's scores using 'where':\n";</text:p>
      <text:p text:style-name="P1"/>
      <text:p text:style-name="P1"><text:s text:c="4"/>// Use 'where' to find Peter's row in the score matrix by searching for his name in the name matrix</text:p>
      <text:p text:style-name="P1"><text:s text:c="4"/>Matrix&lt;int&gt; peterScores = scoreMatrix.where([&amp;](int row) {</text:p>
      <text:p text:style-name="P1"><text:s text:c="8"/>return nameMatrix[0][row] == "Peter";</text:p>
      <text:p text:style-name="P1"><text:s text:c="4"/>}, scoreMatrix[4], Matrix&lt;int&gt;(1, 3)); <text:s/>// Returning Peter's row if found</text:p>
      <text:p text:style-name="P1"/>
      <text:p text:style-name="P1"><text:s text:c="4"/>// Print Peter's scores (Math, Science, History)</text:p>
      <text:p text:style-name="P1"><text:s text:c="4"/>std::cout &lt;&lt; "Peter's scores (Math, Science, History): " </text:p>
      <text:p text:style-name="P1"><text:s text:c="14"/>&lt;&lt; peterScores[0][0] &lt;&lt; ", " </text:p>
      <text:p text:style-name="P1"><text:s text:c="14"/>&lt;&lt; peterScores[0][1] &lt;&lt; ", " </text:p>
      <text:p text:style-name="P1"><text:s text:c="14"/>&lt;&lt; peterScores[0][2] &lt;&lt; std::endl;</text:p>
      <text:p text:style-name="P1"/>
      <text:p text:style-name="P1"><text:s text:c="4"/>// Use 'where' method to search for all scores greater than 85 and mark them as "999"</text:p>
      <text:p text:style-name="P1"><text:s text:c="4"/>scoreMatrix = scoreMatrix.where([](int score) { return score &gt; 85; }, 999, scoreMatrix[0][0]);</text:p>
      <text:p text:style-name="P1"><text:s text:c="4"/></text:p>
      <text:p text:style-name="P1"><text:s text:c="4"/>// Print the updated score matrix where scores above 85 are marked as 999</text:p>
      <text:p text:style-name="P1"><text:s text:c="4"/>std::cout &lt;&lt; "Scores greater than 85 are marked as 999:\n";</text:p>
      <text:p text:style-name="P1"><text:soft-page-break/><text:s text:c="4"/>std::cout &lt;&lt; scoreMatrix.toString() &lt;&lt; std::endl;</text:p>
      <text:p text:style-name="P1"/>
      <text:p text:style-name="P1"><text:s text:c="4"/>return 0;</text:p>
      <text:p text:style-name="P1">}</text:p>
      <text:p text:style-name="P1">```</text:p>
      <text:p text:style-name="P1"/>
      <text:p text:style-name="P1">### Explanation:</text:p>
      <text:p text:style-name="P1"/>
      <text:p text:style-name="P1">1. **Flattened Name Matrix**: We store a list of names in a 1x9 matrix (one row with 9 names).</text:p>
      <text:p text:style-name="P1">2. **Score Matrix**: We create a 9x3 matrix where each row corresponds to a person (in the same order as the name matrix) and each column corresponds to a subject (Math, Science, History).</text:p>
      <text:p text:style-name="P1">3. **Using `where` for Searching**: We use the `where` method to search for "Peter" in the `nameMatrix` and return his scores from the `scoreMatrix` without needing manual loops or indexing.</text:p>
      <text:p text:style-name="P1">4. **Conditional Logic with `where`**: We apply a condition to the entire matrix to mark all scores greater than 85 as `999` using the `where` method.</text:p>
      <text:p text:style-name="P1"/>
      <text:p text:style-name="P1">---</text:p>
      <text:p text:style-name="P1"/>
      <text:p text:style-name="P1">### Practical Usefulness:</text:p>
      <text:p text:style-name="P1"/>
      <text:p text:style-name="P1">- **Efficient Searching**: The `where` method allows you to search through the matrix efficiently without manual looping or index manipulation.</text:p>
      <text:p text:style-name="P1">- **Multiple Data Points**: This example demonstrates how the `Matrix` class can handle multiple scores (or other data) for each individual, making it ideal for handling datasets that require association between text and numeric data.</text:p>
      <text:p text:style-name="P1">- **Powerful Conditional Logic**: The `where` method enables easy conditional operations, such as marking high scores, across the entire matrix in just one step.</text:p>
      <text:p text:style-name="P1"/>
      <text:p text:style-name="P1"><text:soft-page-break/>This combined example demonstrates how the `Matrix` class can be used for both text and numeric data, and how the `where` method makes it a powerful tool for searching, transforming, and managing matrix-based data.<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UI" style:font-family-complex="'Noto Sans Arabic UI'"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UI" style:font-family-complex="'Noto Sans Arabic UI'"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UI" style:font-family-complex="'Noto Sans Arabic UI'"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UI" style:font-family-complex="'Noto Sans Arabic UI'"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UI" style:font-family-complex="'Noto Sans Arabic UI'"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Noto Sans Arabic UI" style:font-family-complex="'Noto Sans Arabic UI'"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Noto Sans Arabic UI" style:font-family-complex="'Noto Sans Arabic UI'"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UI" style:font-family-complex="'Noto Sans Arabic UI'"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UI" style:font-family-complex="'Noto Sans Arabic UI'"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Noto Sans Arabic UI" style:font-family-complex="'Noto Sans Arabic UI'"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Noto Sans Arabic UI" style:font-family-complex="'Noto Sans Arabic UI'"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UI" style:font-family-complex="'Noto Sans Arabic UI'"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UI" style:font-family-complex="'Noto Sans Arabic UI'"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UI" style:font-family-complex="'Noto Sans Arabic UI'"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3</meta:editing-cycles>
    <meta:creation-date>2013-12-23T23:15:00</meta:creation-date>
    <dc:date>2025-02-18T12:25:33.296648730</dc:date>
    <meta:editing-duration>PT31M36S</meta:editing-duration>
    <meta:generator>LibreOffice/24.2.7.2$Linux_X86_64 LibreOffice_project/420$Build-2</meta:generator>
    <meta:document-statistic meta:table-count="0" meta:image-count="0" meta:object-count="0" meta:page-count="10" meta:paragraph-count="126" meta:word-count="1693" meta:character-count="11351" meta:non-whitespace-character-count="9435"/>
    <meta:user-defined meta:name="AppVersion">14.0000</meta:user-defined>
    <meta:template xlink:type="simple" xlink:actuate="onRequest" xlink:title="Normal.dotm" xlink:href=""/>
  </office:meta>
</office:document-meta>
</file>